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2.9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2.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1.3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94cm" svg:height="8.694cm" svg:x="3.961cm" svg:y="6.587cm">
          <text:p text:style-name="P1">LUT mit 4 Eingäng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47cm" svg:height="3.804cm" svg:x="17.003cm" svg:y="10.934cm">
          <text:p text:style-name="P1">FlipFlop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03cm" svg:y1="13.107cm" svg:x2="18.09cm" svg:y2="13.65cm">
          <text:p/>
        </draw:line>
        <draw:line draw:style-name="gr2" draw:text-style-name="P1" draw:layer="layout" svg:x1="18.09cm" svg:y1="13.651cm" svg:x2="17.003cm" svg:y2="14.194cm">
          <text:p/>
        </draw:line>
        <draw:line draw:style-name="gr3" draw:text-style-name="P1" draw:layer="layout" svg:x1="12.655cm" svg:y1="12.021cm" svg:x2="17.002cm" svg:y2="12.021cm">
          <text:p/>
        </draw:line>
        <draw:line draw:style-name="gr3" draw:text-style-name="P1" draw:layer="layout" svg:x1="1.788cm" svg:y1="7.674cm" svg:x2="3.962cm" svg:y2="7.674cm">
          <text:p/>
        </draw:line>
        <draw:line draw:style-name="gr3" draw:text-style-name="P1" draw:layer="layout" svg:x1="1.788cm" svg:y1="9.847cm" svg:x2="3.962cm" svg:y2="9.847cm">
          <text:p/>
        </draw:line>
        <draw:line draw:style-name="gr3" draw:text-style-name="P1" draw:layer="layout" svg:x1="1.788cm" svg:y1="12.021cm" svg:x2="3.962cm" svg:y2="12.021cm">
          <text:p/>
        </draw:line>
        <draw:line draw:style-name="gr3" draw:text-style-name="P1" draw:layer="layout" svg:x1="1.788cm" svg:y1="14.194cm" svg:x2="3.962cm" svg:y2="14.194cm">
          <text:p/>
        </draw:line>
        <draw:custom-shape draw:style-name="gr4" draw:text-style-name="P1" draw:layer="layout" svg:width="5.166cm" svg:height="1.619cm" draw:transform="rotate (1.57515964992459) translate (24.633cm 13.10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21.35cm" svg:y1="12.021cm" svg:x2="24.61cm" svg:y2="12.021cm">
          <text:p/>
        </draw:line>
        <draw:line draw:style-name="gr2" draw:text-style-name="P1" draw:layer="layout" svg:x1="14.829cm" svg:y1="12.02cm" svg:x2="14.829cm" svg:y2="8.76cm">
          <text:p/>
        </draw:line>
        <draw:line draw:style-name="gr3" draw:text-style-name="P1" draw:layer="layout" svg:x1="14.829cm" svg:y1="8.76cm" svg:x2="24.61cm" svg:y2="8.76cm">
          <text:p/>
        </draw:line>
        <draw:line draw:style-name="gr3" draw:text-style-name="P1" draw:layer="layout" svg:x1="26.24cm" svg:y1="10.39cm" svg:x2="28.957cm" svg:y2="10.39cm">
          <text:p/>
        </draw:line>
        <draw:frame draw:style-name="gr5" draw:layer="layout" svg:width="3.448cm" svg:height="1.045cm" svg:x="0.158cm" svg:y="5.5cm">
          <draw:text-box>
            <text:p>Eingänge</text:p>
          </draw:text-box>
        </draw:frame>
        <draw:frame draw:style-name="gr6" draw:layer="layout" svg:width="3.26cm" svg:height="1.046cm" svg:x="26.24cm" svg:y="6.043cm">
          <draw:text-box>
            <text:p>Ausgang</text:p>
          </draw:text-box>
        </draw:frame>
        <draw:line draw:style-name="gr3" draw:text-style-name="P1" draw:layer="layout" svg:x1="14.829cm" svg:y1="13.651cm" svg:x2="17.003cm" svg:y2="13.651cm">
          <text:p/>
        </draw:line>
        <draw:line draw:style-name="gr2" draw:text-style-name="P1" draw:layer="layout" svg:x1="14.829cm" svg:y1="13.651cm" svg:x2="14.829cm" svg:y2="17.455cm">
          <text:p/>
        </draw:line>
        <draw:frame draw:style-name="gr7" draw:layer="layout" svg:width="1.81cm" svg:height="1.045cm" svg:x="13.997cm" svg:y="17.455cm">
          <draw:text-box>
            <text:p>Tak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1:24:34</meta:creation-date>
    <dc:date>2011-08-15T11:32:36</dc:date>
    <dc:creator>Erik Zenker</dc:creator>
    <meta:editing-duration>PT00H08M03S</meta:editing-duration>
    <meta:editing-cycles>2</meta:editing-cycles>
    <meta:generator>OpenOffice.org/3.2$Unix OpenOffice.org_project/320m12$Build-9483</meta:generator>
    <meta:document-statistic meta:object-count="19"/>
  </office:meta>
</office:document-meta>
</file>